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e37" officeooo:paragraph-rsid="001e4e37"/>
    </style:style>
    <style:style style:name="P2" style:family="paragraph" style:parent-style-name="Standard">
      <style:text-properties fo:font-weight="bold" officeooo:rsid="001e4e37" officeooo:paragraph-rsid="001e4e37" style:font-weight-asian="bold" style:font-weight-complex="bold"/>
    </style:style>
    <style:style style:name="P3" style:family="paragraph" style:parent-style-name="Standard">
      <style:text-properties officeooo:rsid="001e4e37" officeooo:paragraph-rsid="001e4e37"/>
    </style:style>
    <style:style style:name="P4" style:family="paragraph" style:parent-style-name="Standard">
      <style:text-properties fo:font-weight="bold" officeooo:rsid="0024747c" officeooo:paragraph-rsid="0024747c" style:font-weight-asian="bold" style:font-weight-complex="bold"/>
    </style:style>
    <style:style style:name="T1" style:family="text">
      <style:text-properties officeooo:rsid="00204c23"/>
    </style:style>
    <style:style style:name="T2" style:family="text">
      <style:text-properties officeooo:rsid="0021a2d8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mberwell Parrot - Items that need fixing for a Rev-2 board</text:p>
      <text:p text:style-name="P1"/>
      <text:p text:style-name="P1">- Need to be agnostic to the RP2350 pull-down bug. Note and deal with any/all inputs that currently use pull-down.</text:p>
      <text:p text:style-name="P1"/>
      <text:p text:style-name="P1">This means use pull-up inputs where possible, and switch them to Ground externally, maybe remove all pull-up or -down resistors from inputs where driven by Eg MC14532 – need to experiment to see if they really need them</text:p>
      <text:p text:style-name="P1"/>
      <text:p text:style-name="P1">- Connect the clock LED directly to the Clock output port rather than a dedicated LED output.</text:p>
      <text:p text:style-name="P1"/>
      <text:p text:style-name="P1">This will win back another GPIO Pin, which should mean that we can use an 8-way algorithm switch</text:p>
      <text:p text:style-name="P1"/>
      <text:p text:style-name="P1">- <text:span text:style-name="T1">Use a 7805 regulator in DPAK package with better ground heatsink</text:span></text:p>
      <text:p text:style-name="P1"/>
      <text:p text:style-name="P1">- reverse the connections to the feedback pot so that it increases as you turn it clockwise</text:p>
      <text:p text:style-name="P1"/>
      <text:p text:style-name="P1">- <text:span text:style-name="T2">reverse the connections to the Clock Speed pot so that speed increases as you turn it clockwise!!</text:span></text:p>
      <text:p text:style-name="P1"/>
      <text:p text:style-name="P1">- turn the 8-Way switches 90 degrees so that the knobs point upwards</text:p>
      <text:p text:style-name="P1"/>
      <text:p text:style-name="P1">- turn the input gain pot 180 degrees so that flat side is in the correct orientation</text:p>
      <text:p text:style-name="P1"/>
      <text:p text:style-name="P1">- move the LED closer to the clock output.</text:p>
      <text:p text:style-name="P1"/>
      <text:p text:style-name="P1">- Check for PSRAM Pin-compatibility with the RP2350 Stamps</text:p>
      <text:p text:style-name="P1"/>
      <text:p text:style-name="P1"/>
      <text:p text:style-name="P4">Software re-design considerations</text:p>
      <text:p text:style-name="P4"><text:span text:style-name="T3"/></text:p>
      <text:p text:style-name="P4"><text:span text:style-name="T3">- Could do with de-bouncing the Divisor switch, as it bounces terribly</text:span></text:p>
      <text:p text:style-name="P4"><text:span text:style-name="T3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6:22:12.315000000</meta:creation-date>
    <dc:date>2024-12-21T12:00:09.109000000</dc:date>
    <meta:editing-duration>PT1H53M42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4" meta:word-count="213" meta:character-count="1194" meta:non-whitespace-character-count="994"/>
  </office:meta>
</office:document-meta>
</file>